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110" calcext:value-type="float">
            <text:p><text:s text:c="3"/>89,110</text:p>
          </table:table-cell>
          <table:table-cell table:style-name="ce57" office:value-type="float" office:value="82368" calcext:value-type="float">
            <text:p><text:s text:c="3"/>82,368</text:p>
          </table:table-cell>
          <table:table-cell table:style-name="ce57" office:value-type="float" office:value="3304" calcext:value-type="float">
            <text:p><text:s text:c="3"/>3,304</text:p>
          </table:table-cell>
          <table:table-cell table:style-name="ce57" office:value-type="float" office:value="3044" calcext:value-type="float">
            <text:p><text:s text:c="3"/>3,044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3438" calcext:value-type="float">
            <text:p><text:s text:c="3"/>3,438</text:p>
          </table:table-cell>
          <table:table-cell table:style-name="ce57" office:value-type="float" office:value="2751" calcext:value-type="float">
            <text:p><text:s text:c="3"/>2,751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57" office:value-type="float" office:value="87552" calcext:value-type="float">
            <text:p><text:s text:c="3"/>87,552</text:p>
          </table:table-cell>
          <table:table-cell table:style-name="ce57" office:value-type="float" office:value="80825" calcext:value-type="float">
            <text:p><text:s text:c="3"/>80,825</text:p>
          </table:table-cell>
          <table:table-cell table:style-name="ce57" office:value-type="float" office:value="3300" calcext:value-type="float">
            <text:p><text:s text:c="3"/>3,300</text:p>
          </table:table-cell>
          <table:table-cell table:style-name="ce57" office:value-type="float" office:value="3043" calcext:value-type="float">
            <text:p><text:s text:c="3"/>3,043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57" office:value-type="float" office:value="3427" calcext:value-type="float">
            <text:p><text:s text:c="3"/>3,427</text:p>
          </table:table-cell>
          <table:table-cell table:style-name="ce57" office:value-type="float" office:value="2746" calcext:value-type="float">
            <text:p><text:s text:c="3"/>2,746</text:p>
          </table:table-cell>
          <table:table-cell table:style-name="ce57" office:value-type="float" office:value="681" calcext:value-type="float">
            <text:p><text:s text:c="3"/>681</text:p>
          </table:table-cell>
          <table:table-cell table:style-name="ce57" office:value-type="float" office:value="1558" calcext:value-type="float">
            <text:p><text:s text:c="3"/>1,558</text:p>
          </table:table-cell>
          <table:table-cell table:style-name="ce57" office:value-type="float" office:value="1543" calcext:value-type="float">
            <text:p><text:s text:c="3"/>1,54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178" calcext:value-type="float">
            <text:p><text:s text:c="3"/>44,178</text:p>
          </table:table-cell>
          <table:table-cell table:style-name="ce58" office:value-type="float" office:value="43019" calcext:value-type="float">
            <text:p><text:s text:c="3"/>43,019</text:p>
          </table:table-cell>
          <table:table-cell table:style-name="ce58" office:value-type="float" office:value="355" calcext:value-type="float">
            <text:p><text:s text:c="3"/>355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04" calcext:value-type="float">
            <text:p><text:s text:c="3"/>804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43776" calcext:value-type="float">
            <text:p><text:s text:c="3"/>43,776</text:p>
          </table:table-cell>
          <table:table-cell table:style-name="ce58" office:value-type="float" office:value="42622" calcext:value-type="float">
            <text:p><text:s text:c="3"/>42,622</text:p>
          </table:table-cell>
          <table:table-cell table:style-name="ce58" office:value-type="float" office:value="355" calcext:value-type="float">
            <text:p><text:s text:c="3"/>355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538" calcext:value-type="float">
            <text:p><text:s text:c="3"/>538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58" office:value-type="float" office:value="397" calcext:value-type="float">
            <text:p><text:s text:c="3"/>39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32" calcext:value-type="float">
            <text:p><text:s text:c="3"/>44,932</text:p>
          </table:table-cell>
          <table:table-cell table:style-name="ce58" office:value-type="float" office:value="39349" calcext:value-type="float">
            <text:p><text:s text:c="3"/>39,349</text:p>
          </table:table-cell>
          <table:table-cell table:style-name="ce58" office:value-type="float" office:value="2949" calcext:value-type="float">
            <text:p><text:s text:c="3"/>2,949</text:p>
          </table:table-cell>
          <table:table-cell table:style-name="ce58" office:value-type="float" office:value="2800" calcext:value-type="float">
            <text:p><text:s text:c="3"/>2,800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2634" calcext:value-type="float">
            <text:p><text:s text:c="3"/>2,634</text:p>
          </table:table-cell>
          <table:table-cell table:style-name="ce58" office:value-type="float" office:value="2488" calcext:value-type="float">
            <text:p><text:s text:c="3"/>2,488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43776" calcext:value-type="float">
            <text:p><text:s text:c="3"/>43,776</text:p>
          </table:table-cell>
          <table:table-cell table:style-name="ce58" office:value-type="float" office:value="38203" calcext:value-type="float">
            <text:p><text:s text:c="3"/>38,203</text:p>
          </table:table-cell>
          <table:table-cell table:style-name="ce58" office:value-type="float" office:value="2945" calcext:value-type="float">
            <text:p><text:s text:c="3"/>2,945</text:p>
          </table:table-cell>
          <table:table-cell table:style-name="ce58" office:value-type="float" office:value="2799" calcext:value-type="float">
            <text:p><text:s text:c="3"/>2,799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2628" calcext:value-type="float">
            <text:p><text:s text:c="3"/>2,628</text:p>
          </table:table-cell>
          <table:table-cell table:style-name="ce58" office:value-type="float" office:value="2485" calcext:value-type="float">
            <text:p><text:s text:c="3"/>2,485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58" office:value-type="float" office:value="1156" calcext:value-type="float">
            <text:p><text:s text:c="3"/>1,156</text:p>
          </table:table-cell>
          <table:table-cell table:style-name="ce58" office:value-type="float" office:value="1146" calcext:value-type="float">
            <text:p><text:s text:c="3"/>1,1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8.04150453955901" calcext:value-type="float">
            <text:p>–8.04</text:p>
          </table:table-cell>
          <table:table-cell table:style-name="ce61" office:value-type="float" office:value="-7.68869585632117" calcext:value-type="float">
            <text:p>–7.69</text:p>
          </table:table-cell>
          <table:table-cell table:style-name="ce61" office:value-type="float" office:value="-15.702479338843" calcext:value-type="float">
            <text:p>–15.70</text:p>
          </table:table-cell>
          <table:table-cell table:style-name="ce61" office:value-type="float" office:value="-18.5507246376812" calcext:value-type="float">
            <text:p>–18.55</text:p>
          </table:table-cell>
          <table:table-cell table:style-name="ce61" office:value-type="float" office:value="38.8888888888889" calcext:value-type="float">
            <text:p>38.89</text:p>
          </table:table-cell>
          <table:table-cell table:style-name="ce61" office:value-type="float" office:value="-8.64864864864865" calcext:value-type="float">
            <text:p>–8.65</text:p>
          </table:table-cell>
          <table:table-cell table:style-name="ce61" office:value-type="float" office:value="-6.52920962199313" calcext:value-type="float">
            <text:p>–6.53</text:p>
          </table:table-cell>
          <table:table-cell table:style-name="ce61" office:value-type="float" office:value="-16.4556962025316" calcext:value-type="float">
            <text:p>–16.46</text:p>
          </table:table-cell>
          <table:table-cell table:style-name="ce61" office:value-type="float" office:value="-8.1978021978022" calcext:value-type="float">
            <text:p>–8.20</text:p>
          </table:table-cell>
          <table:table-cell table:style-name="ce61" office:value-type="float" office:value="-7.84032508664993" calcext:value-type="float">
            <text:p>–7.84</text:p>
          </table:table-cell>
          <table:table-cell table:style-name="ce61" office:value-type="float" office:value="-15.702479338843" calcext:value-type="float">
            <text:p>–15.70</text:p>
          </table:table-cell>
          <table:table-cell table:style-name="ce61" office:value-type="float" office:value="-18.5507246376812" calcext:value-type="float">
            <text:p>–18.55</text:p>
          </table:table-cell>
          <table:table-cell table:style-name="ce61" office:value-type="float" office:value="38.8888888888889" calcext:value-type="float">
            <text:p>38.89</text:p>
          </table:table-cell>
          <table:table-cell table:style-name="ce61" office:value-type="float" office:value="-8.91891891891892" calcext:value-type="float">
            <text:p>–8.92</text:p>
          </table:table-cell>
          <table:table-cell table:style-name="ce61" office:value-type="float" office:value="-6.52920962199313" calcext:value-type="float">
            <text:p>–6.53</text:p>
          </table:table-cell>
          <table:table-cell table:style-name="ce61" office:value-type="float" office:value="-17.7215189873418" calcext:value-type="float">
            <text:p>–17.72</text:p>
          </table:table-cell>
          <table:table-cell table:style-name="ce61" office:value-type="float" office:value="1.31578947368421" calcext:value-type="float">
            <text:p>1.32</text:p>
          </table:table-cell>
          <table:table-cell table:style-name="ce61" office:value-type="float" office:value="0.657894736842105" calcext:value-type="float">
            <text:p>0.66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8.07575097953853" calcext:value-type="float">
            <text:p>–8.08</text:p>
          </table:table-cell>
          <table:table-cell table:style-name="ce62" office:value-type="float" office:value="-8.11535881958417" calcext:value-type="float">
            <text:p>–8.12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-4.59770114942529" calcext:value-type="float">
            <text:p>–4.60</text:p>
          </table:table-cell>
          <table:table-cell table:style-name="ce62" office:value-type="float" office:value="8" calcext:value-type="float">
            <text:p>8.00</text:p>
          </table:table-cell>
          <table:table-cell table:style-name="ce62" office:value-type="float" office:value="-9.67741935483871" calcext:value-type="float">
            <text:p>–9.68</text:p>
          </table:table-cell>
          <table:table-cell table:style-name="ce62" office:value-type="float" office:value="-8.1978021978022" calcext:value-type="float">
            <text:p>–8.20</text:p>
          </table:table-cell>
          <table:table-cell table:style-name="ce62" office:value-type="float" office:value="-8.21855949424249" calcext:value-type="float">
            <text:p>–8.22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-5.74712643678161" calcext:value-type="float">
            <text:p>–5.75</text:p>
          </table:table-cell>
          <table:table-cell table:style-name="ce62" office:value-type="float" office:value="8" calcext:value-type="float">
            <text:p>8.00</text:p>
          </table:table-cell>
          <table:table-cell table:style-name="ce62" office:value-type="float" office:value="-11.2903225806452" calcext:value-type="float">
            <text:p>–11.29</text:p>
          </table:table-cell>
          <table:table-cell table:style-name="ce62" office:value-type="float" office:value="4.54545454545455" calcext:value-type="float">
            <text:p>4.55</text:p>
          </table:table-cell>
          <table:table-cell table:style-name="ce62" office:value-type="float" office:value="2.27272727272727" calcext:value-type="float">
            <text:p>2.27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8.00772863890082" calcext:value-type="float">
            <text:p>–8.01</text:p>
          </table:table-cell>
          <table:table-cell table:style-name="ce63" office:value-type="float" office:value="-7.21700444883836" calcext:value-type="float">
            <text:p>–7.22</text:p>
          </table:table-cell>
          <table:table-cell table:style-name="ce63" office:value-type="float" office:value="-16.1094224924012" calcext:value-type="float">
            <text:p>–16.11</text:p>
          </table:table-cell>
          <table:table-cell table:style-name="ce63" office:value-type="float" office:value="-18.5534591194969" calcext:value-type="float">
            <text:p>–18.55</text:p>
          </table:table-cell>
          <table:table-cell table:style-name="ce63" office:value-type="float" office:value="54.5454545454545" calcext:value-type="float">
            <text:p>54.55</text:p>
          </table:table-cell>
          <table:table-cell table:style-name="ce63" office:value-type="float" office:value="-9.89399293286219" calcext:value-type="float">
            <text:p>–9.89</text:p>
          </table:table-cell>
          <table:table-cell table:style-name="ce63" office:value-type="float" office:value="-7.89473684210526" calcext:value-type="float">
            <text:p>–7.89</text:p>
          </table:table-cell>
          <table:table-cell table:style-name="ce63" office:value-type="float" office:value="-41.1764705882353" calcext:value-type="float">
            <text:p>–41.18</text:p>
          </table:table-cell>
          <table:table-cell table:style-name="ce63" office:value-type="float" office:value="-8.1978021978022" calcext:value-type="float">
            <text:p>–8.20</text:p>
          </table:table-cell>
          <table:table-cell table:style-name="ce63" office:value-type="float" office:value="-7.41493143727781" calcext:value-type="float">
            <text:p>–7.41</text:p>
          </table:table-cell>
          <table:table-cell table:style-name="ce63" office:value-type="float" office:value="-16.1094224924012" calcext:value-type="float">
            <text:p>–16.11</text:p>
          </table:table-cell>
          <table:table-cell table:style-name="ce63" office:value-type="float" office:value="-18.5534591194969" calcext:value-type="float">
            <text:p>–18.55</text:p>
          </table:table-cell>
          <table:table-cell table:style-name="ce63" office:value-type="float" office:value="54.5454545454545" calcext:value-type="float">
            <text:p>54.55</text:p>
          </table:table-cell>
          <table:table-cell table:style-name="ce63" office:value-type="float" office:value="-9.89399293286219" calcext:value-type="float">
            <text:p>–9.89</text:p>
          </table:table-cell>
          <table:table-cell table:style-name="ce63" office:value-type="float" office:value="-7.89473684210526" calcext:value-type="float">
            <text:p>–7.89</text:p>
          </table:table-cell>
          <table:table-cell table:style-name="ce63" office:value-type="float" office:value="-41.1764705882353" calcext:value-type="float">
            <text:p>–41.18</text:p>
          </table:table-cell>
          <table:table-cell table:number-columns-repeated="2" table:style-name="ce63" office:value-type="float" office:value="0" calcext:value-type="float">
            <text:p>—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6.89428759028234" calcext:value-type="float">
            <text:p>–6.89</text:p>
          </table:table-cell>
          <table:table-cell table:style-name="ce64" office:value-type="float" office:value="-6.73624288425047" calcext:value-type="float">
            <text:p>–6.74</text:p>
          </table:table-cell>
          <table:table-cell table:style-name="ce64" office:value-type="float" office:value="-11.8155619596542" calcext:value-type="float">
            <text:p>–11.82</text:p>
          </table:table-cell>
          <table:table-cell table:style-name="ce64" office:value-type="float" office:value="-15.3614457831325" calcext:value-type="float">
            <text:p>–15.36</text:p>
          </table:table-cell>
          <table:table-cell table:style-name="ce64" office:value-type="float" office:value="66.6666666666667" calcext:value-type="float">
            <text:p>66.67</text:p>
          </table:table-cell>
          <table:table-cell table:style-name="ce64" office:value-type="float" office:value="-5.84958217270195" calcext:value-type="float">
            <text:p>–5.85</text:p>
          </table:table-cell>
          <table:table-cell table:style-name="ce64" office:value-type="float" office:value="-5.55555555555556" calcext:value-type="float">
            <text:p>–5.56</text:p>
          </table:table-cell>
          <table:table-cell table:style-name="ce64" office:value-type="float" office:value="-7.04225352112676" calcext:value-type="float">
            <text:p>–7.04</text:p>
          </table:table-cell>
          <table:table-cell table:style-name="ce64" office:value-type="float" office:value="-6.7425764679616" calcext:value-type="float">
            <text:p>–6.74</text:p>
          </table:table-cell>
          <table:table-cell table:style-name="ce64" office:value-type="float" office:value="-6.61257115175003" calcext:value-type="float">
            <text:p>–6.61</text:p>
          </table:table-cell>
          <table:table-cell table:style-name="ce64" office:value-type="float" office:value="-11.5606936416185" calcext:value-type="float">
            <text:p>–11.56</text:p>
          </table:table-cell>
          <table:table-cell table:style-name="ce64" office:value-type="float" office:value="-15.3614457831325" calcext:value-type="float">
            <text:p>–15.36</text:p>
          </table:table-cell>
          <table:table-cell table:style-name="ce64" office:value-type="float" office:value="78.5714285714286" calcext:value-type="float">
            <text:p>78.57</text:p>
          </table:table-cell>
          <table:table-cell table:style-name="ce64" office:value-type="float" office:value="-5.07042253521127" calcext:value-type="float">
            <text:p>–5.07</text:p>
          </table:table-cell>
          <table:table-cell table:style-name="ce64" office:value-type="float" office:value="-4.22535211267606" calcext:value-type="float">
            <text:p>–4.23</text:p>
          </table:table-cell>
          <table:table-cell table:style-name="ce64" office:value-type="float" office:value="-8.45070422535211" calcext:value-type="float">
            <text:p>–8.45</text:p>
          </table:table-cell>
          <table:table-cell table:style-name="ce64" office:value-type="float" office:value="-14.4444444444444" calcext:value-type="float">
            <text:p>–14.44</text:p>
          </table:table-cell>
          <table:table-cell table:style-name="ce64" office:value-type="float" office:value="-12.5714285714286" calcext:value-type="float">
            <text:p>–12.57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-75" calcext:value-type="float">
            <text:p>–75.00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6.55012170834255" calcext:value-type="float">
            <text:p>–6.55</text:p>
          </table:table-cell>
          <table:table-cell table:style-name="ce62" office:value-type="float" office:value="-6.65455371337724" calcext:value-type="float">
            <text:p>–6.65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24.1379310344828" calcext:value-type="float">
            <text:p>–24.14</text:p>
          </table:table-cell>
          <table:table-cell table:style-name="ce62" office:value-type="float" office:value="60" calcext:value-type="float">
            <text:p>60.00</text:p>
          </table:table-cell>
          <table:table-cell table:style-name="ce62" office:value-type="float" office:value="1.21951219512195" calcext:value-type="float">
            <text:p>1.2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.81818181818182" calcext:value-type="float">
            <text:p>1.82</text:p>
          </table:table-cell>
          <table:table-cell table:style-name="ce62" office:value-type="float" office:value="-6.7425764679616" calcext:value-type="float">
            <text:p>–6.74</text:p>
          </table:table-cell>
          <table:table-cell table:style-name="ce62" office:value-type="float" office:value="-6.85151237396884" calcext:value-type="float">
            <text:p>–6.85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24.1379310344828" calcext:value-type="float">
            <text:p>–24.14</text:p>
          </table:table-cell>
          <table:table-cell table:style-name="ce62" office:value-type="float" office:value="60" calcext:value-type="float">
            <text:p>60.00</text:p>
          </table:table-cell>
          <table:table-cell table:style-name="ce62" office:value-type="float" office:value="1.23456790123457" calcext:value-type="float">
            <text:p>1.23</text:p>
          </table:table-cell>
          <table:table-cell table:style-name="ce62" office:value-type="float" office:value="3.84615384615385" calcext:value-type="float">
            <text:p>3.8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5" calcext:value-type="float">
            <text:p>15.00</text:p>
          </table:table-cell>
          <table:table-cell table:style-name="ce62" office:value-type="float" office:value="15.3846153846154" calcext:value-type="float">
            <text:p>15.38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7.23100238146785" calcext:value-type="float">
            <text:p>–7.23</text:p>
          </table:table-cell>
          <table:table-cell table:style-name="ce63" office:value-type="float" office:value="-6.82551501613304" calcext:value-type="float">
            <text:p>–6.83</text:p>
          </table:table-cell>
          <table:table-cell table:style-name="ce63" office:value-type="float" office:value="-11.8210862619808" calcext:value-type="float">
            <text:p>–11.82</text:p>
          </table:table-cell>
          <table:table-cell table:style-name="ce63" office:value-type="float" office:value="-14.5214521452145" calcext:value-type="float">
            <text:p>–14.52</text:p>
          </table:table-cell>
          <table:table-cell table:style-name="ce63" office:value-type="float" office:value="70" calcext:value-type="float">
            <text:p>70.00</text:p>
          </table:table-cell>
          <table:table-cell table:style-name="ce63" office:value-type="float" office:value="-7.94223826714801" calcext:value-type="float">
            <text:p>–7.94</text:p>
          </table:table-cell>
          <table:table-cell table:style-name="ce63" office:value-type="float" office:value="-6.13026819923372" calcext:value-type="float">
            <text:p>–6.13</text:p>
          </table:table-cell>
          <table:table-cell table:style-name="ce63" office:value-type="float" office:value="-37.5" calcext:value-type="float">
            <text:p>–37.50</text:p>
          </table:table-cell>
          <table:table-cell table:style-name="ce63" office:value-type="float" office:value="-6.7425764679616" calcext:value-type="float">
            <text:p>–6.74</text:p>
          </table:table-cell>
          <table:table-cell table:style-name="ce63" office:value-type="float" office:value="-6.34472129463139" calcext:value-type="float">
            <text:p>–6.34</text:p>
          </table:table-cell>
          <table:table-cell table:style-name="ce63" office:value-type="float" office:value="-11.5384615384615" calcext:value-type="float">
            <text:p>–11.54</text:p>
          </table:table-cell>
          <table:table-cell table:style-name="ce63" office:value-type="float" office:value="-14.5214521452145" calcext:value-type="float">
            <text:p>–14.52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-6.93430656934307" calcext:value-type="float">
            <text:p>–6.93</text:p>
          </table:table-cell>
          <table:table-cell table:style-name="ce63" office:value-type="float" office:value="-5.03875968992248" calcext:value-type="float">
            <text:p>–5.04</text:p>
          </table:table-cell>
          <table:table-cell table:style-name="ce63" office:value-type="float" office:value="-37.5" calcext:value-type="float">
            <text:p>–37.50</text:p>
          </table:table-cell>
          <table:table-cell table:style-name="ce63" office:value-type="float" office:value="-22.8571428571429" calcext:value-type="float">
            <text:p>–22.86</text:p>
          </table:table-cell>
          <table:table-cell table:style-name="ce63" office:value-type="float" office:value="-20.5882352941176" calcext:value-type="float">
            <text:p>–20.59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3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10月份" calcext:value-type="string">
              <text:p><text:s/>中華民國113年10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508" calcext:value-type="float">
            <text:p><text:s text:c="3"/>8,508</text:p>
          </table:table-cell>
          <table:table-cell table:style-name="ce54" office:value-type="float" office:value="7864" calcext:value-type="float">
            <text:p><text:s text:c="3"/>7,86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81" calcext:value-type="float">
            <text:p><text:s text:c="3"/>28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38" calcext:value-type="float">
            <text:p><text:s text:c="3"/>338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8354" calcext:value-type="float">
            <text:p><text:s text:c="3"/>8,354</text:p>
          </table:table-cell>
          <table:table-cell table:style-name="ce54" office:value-type="float" office:value="7711" calcext:value-type="float">
            <text:p><text:s text:c="3"/>7,711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81" calcext:value-type="float">
            <text:p><text:s text:c="3"/>28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154" calcext:value-type="float">
            <text:p><text:s text:c="3"/>154</text:p>
          </table:table-cell>
          <table:table-cell table:style-name="ce54" office:value-type="float" office:value="153" calcext:value-type="float">
            <text:p><text:s text:c="3"/>15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23" calcext:value-type="float">
            <text:p><text:s text:c="3"/>4,223</text:p>
          </table:table-cell>
          <table:table-cell table:style-name="ce51" office:value-type="float" office:value="4110" calcext:value-type="float">
            <text:p><text:s text:c="3"/>4,11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177" calcext:value-type="float">
            <text:p><text:s text:c="3"/>4,177</text:p>
          </table:table-cell>
          <table:table-cell table:style-name="ce51" office:value-type="float" office:value="4065" calcext:value-type="float">
            <text:p><text:s text:c="3"/>4,06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85" calcext:value-type="float">
            <text:p><text:s text:c="3"/>4,285</text:p>
          </table:table-cell>
          <table:table-cell table:style-name="ce52" office:value-type="float" office:value="3754" calcext:value-type="float">
            <text:p><text:s text:c="3"/>3,754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4177" calcext:value-type="float">
            <text:p><text:s text:c="3"/>4,177</text:p>
          </table:table-cell>
          <table:table-cell table:style-name="ce52" office:value-type="float" office:value="3646" calcext:value-type="float">
            <text:p><text:s text:c="3"/>3,646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2" table:style-name="ce52" office:value-type="float" office:value="108" calcext:value-type="float">
            <text:p><text:s text:c="3"/>10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96" calcext:value-type="float">
            <text:p><text:s text:c="3"/>1,496</text:p>
          </table:table-cell>
          <table:table-cell table:style-name="ce54" office:value-type="float" office:value="1391" calcext:value-type="float">
            <text:p><text:s text:c="3"/>1,39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462" calcext:value-type="float">
            <text:p><text:s text:c="3"/>1,462</text:p>
          </table:table-cell>
          <table:table-cell table:style-name="ce54" office:value-type="float" office:value="1357" calcext:value-type="float">
            <text:p><text:s text:c="3"/>1,357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43" calcext:value-type="float">
            <text:p><text:s text:c="3"/>743</text:p>
          </table:table-cell>
          <table:table-cell table:style-name="ce51" office:value-type="float" office:value="720" calcext:value-type="float">
            <text:p><text:s text:c="3"/>7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31" calcext:value-type="float">
            <text:p><text:s text:c="3"/>731</text:p>
          </table:table-cell>
          <table:table-cell table:style-name="ce51" office:value-type="float" office:value="708" calcext:value-type="float">
            <text:p><text:s text:c="3"/>70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53" calcext:value-type="float">
            <text:p><text:s text:c="3"/>753</text:p>
          </table:table-cell>
          <table:table-cell table:style-name="ce52" office:value-type="float" office:value="671" calcext:value-type="float">
            <text:p><text:s text:c="3"/>67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1" calcext:value-type="float">
            <text:p><text:s text:c="3"/>731</text:p>
          </table:table-cell>
          <table:table-cell table:style-name="ce52" office:value-type="float" office:value="649" calcext:value-type="float">
            <text:p><text:s text:c="3"/>64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62" calcext:value-type="float">
            <text:p><text:s text:c="3"/>762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748" calcext:value-type="float">
            <text:p><text:s text:c="3"/>748</text:p>
          </table:table-cell>
          <table:table-cell table:style-name="ce54" office:value-type="float" office:value="673" calcext:value-type="float">
            <text:p><text:s text:c="3"/>67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3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18" calcext:value-type="float">
            <text:p><text:s text:c="3"/>1,018</text:p>
          </table:table-cell>
          <table:table-cell table:style-name="ce54" office:value-type="float" office:value="935" calcext:value-type="float">
            <text:p><text:s text:c="3"/>93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88" calcext:value-type="float">
            <text:p><text:s text:c="3"/>988</text:p>
          </table:table-cell>
          <table:table-cell table:style-name="ce54" office:value-type="float" office:value="905" calcext:value-type="float">
            <text:p><text:s text:c="3"/>90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485" calcext:value-type="float">
            <text:p><text:s text:c="3"/>48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477" calcext:value-type="float">
            <text:p><text:s text:c="3"/>47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4" calcext:value-type="float">
            <text:p><text:s text:c="3"/>494</text:p>
          </table:table-cell>
          <table:table-cell table:style-name="ce52" office:value-type="float" office:value="428" calcext:value-type="float">
            <text:p><text:s text:c="3"/>428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40" calcext:value-type="float">
            <text:p><text:s text:c="3"/>1,140</text:p>
          </table:table-cell>
          <table:table-cell table:style-name="ce54" office:value-type="float" office:value="1066" calcext:value-type="float">
            <text:p><text:s text:c="3"/>1,06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132" calcext:value-type="float">
            <text:p><text:s text:c="3"/>1,132</text:p>
          </table:table-cell>
          <table:table-cell table:style-name="ce54" office:value-type="float" office:value="1059" calcext:value-type="float">
            <text:p><text:s text:c="3"/>1,059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566" calcext:value-type="float">
            <text:p><text:s text:c="3"/>566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6" calcext:value-type="float">
            <text:p><text:s text:c="3"/>566</text:p>
          </table:table-cell>
          <table:table-cell table:style-name="ce52" office:value-type="float" office:value="508" calcext:value-type="float">
            <text:p><text:s text:c="3"/>50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14" calcext:value-type="float">
            <text:p><text:s text:c="3"/>614</text:p>
          </table:table-cell>
          <table:table-cell table:style-name="ce54" office:value-type="float" office:value="574" calcext:value-type="float">
            <text:p><text:s text:c="3"/>574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00" calcext:value-type="float">
            <text:p><text:s text:c="3"/>600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06" calcext:value-type="float">
            <text:p><text:s text:c="3"/>306</text:p>
          </table:table-cell>
          <table:table-cell table:style-name="ce51" office:value-type="float" office:value="301" calcext:value-type="float">
            <text:p><text:s text:c="3"/>30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00" calcext:value-type="float">
            <text:p><text:s text:c="3"/>300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273" calcext:value-type="float">
            <text:p><text:s text:c="3"/>273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00" calcext:value-type="float">
            <text:p><text:s text:c="3"/>300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50" calcext:value-type="float">
            <text:p><text:s text:c="3"/>950</text:p>
          </table:table-cell>
          <table:table-cell table:style-name="ce54" office:value-type="float" office:value="883" calcext:value-type="float">
            <text:p><text:s text:c="3"/>88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934" calcext:value-type="float">
            <text:p><text:s text:c="3"/>934</text:p>
          </table:table-cell>
          <table:table-cell table:style-name="ce54" office:value-type="float" office:value="867" calcext:value-type="float">
            <text:p><text:s text:c="3"/>86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61" calcext:value-type="float">
            <text:p><text:s text:c="3"/>46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67" calcext:value-type="float">
            <text:p><text:s text:c="3"/>467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81" calcext:value-type="float">
            <text:p><text:s text:c="3"/>481</text:p>
          </table:table-cell>
          <table:table-cell table:style-name="ce52" office:value-type="float" office:value="422" calcext:value-type="float">
            <text:p><text:s text:c="3"/>42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67" calcext:value-type="float">
            <text:p><text:s text:c="3"/>467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96" calcext:value-type="float">
            <text:p><text:s text:c="3"/>2,496</text:p>
          </table:table-cell>
          <table:table-cell table:style-name="ce54" office:value-type="float" office:value="2299" calcext:value-type="float">
            <text:p><text:s text:c="3"/>2,299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458" calcext:value-type="float">
            <text:p><text:s text:c="3"/>2,458</text:p>
          </table:table-cell>
          <table:table-cell table:style-name="ce54" office:value-type="float" office:value="2261" calcext:value-type="float">
            <text:p><text:s text:c="3"/>2,26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38" calcext:value-type="float">
            <text:p><text:s text:c="3"/>3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37" calcext:value-type="float">
            <text:p><text:s text:c="3"/>1,237</text:p>
          </table:table-cell>
          <table:table-cell table:style-name="ce51" office:value-type="float" office:value="1216" calcext:value-type="float">
            <text:p><text:s text:c="3"/>1,21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229" calcext:value-type="float">
            <text:p><text:s text:c="3"/>1,229</text:p>
          </table:table-cell>
          <table:table-cell table:style-name="ce51" office:value-type="float" office:value="1208" calcext:value-type="float">
            <text:p><text:s text:c="3"/>1,20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59" calcext:value-type="float">
            <text:p><text:s text:c="3"/>1,259</text:p>
          </table:table-cell>
          <table:table-cell table:style-name="ce52" office:value-type="float" office:value="1083" calcext:value-type="float">
            <text:p><text:s text:c="3"/>1,083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229" calcext:value-type="float">
            <text:p><text:s text:c="3"/>1,229</text:p>
          </table:table-cell>
          <table:table-cell table:style-name="ce52" office:value-type="float" office:value="1053" calcext:value-type="float">
            <text:p><text:s text:c="3"/>1,053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0" calcext:value-type="float">
            <text:p><text:s text:c="3"/>3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66" calcext:value-type="float">
            <text:p><text:s text:c="3"/>266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8" calcext:value-type="float">
            <text:p><text:s text:c="3"/>9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8" calcext:value-type="float">
            <text:p><text:s text:c="3"/>9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8" calcext:value-type="float">
            <text:p><text:s text:c="3"/>388</text:p>
          </table:table-cell>
          <table:table-cell table:style-name="ce103" office:value-type="float" office:value="364" calcext:value-type="float">
            <text:p><text:s text:c="3"/>364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4" calcext:value-type="float">
            <text:p><text:s text:c="3"/>384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4" calcext:value-type="float">
            <text:p><text:s text:c="3"/>194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2" calcext:value-type="float">
            <text:p><text:s text:c="3"/>192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215" calcext:value-type="float">
            <text:p><text:s text:c="3"/>21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66" calcext:value-type="float">
            <text:p><text:s text:c="3"/>266</text:p>
          </table:table-cell>
          <table:table-cell table:style-name="ce103" office:value-type="float" office:value="237" calcext:value-type="float">
            <text:p><text:s text:c="3"/>23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2" calcext:value-type="float">
            <text:p><text:s text:c="3"/>262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5" calcext:value-type="float">
            <text:p><text:s text:c="3"/>3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8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110" calcext:value-type="float">
            <text:p><text:s text:c="3"/>89,110</text:p>
          </table:table-cell>
          <table:table-cell table:style-name="ce57" office:value-type="float" office:value="82368" calcext:value-type="float">
            <text:p><text:s text:c="3"/>82,368</text:p>
          </table:table-cell>
          <table:table-cell table:style-name="ce57" office:value-type="float" office:value="82360" calcext:value-type="float">
            <text:p><text:s text:c="3"/>82,360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044" calcext:value-type="float">
            <text:p><text:s text:c="3"/>3,044</text:p>
          </table:table-cell>
          <table:table-cell table:style-name="ce57" office:value-type="float" office:value="1485" calcext:value-type="float">
            <text:p><text:s text:c="3"/>1,485</text:p>
          </table:table-cell>
          <table:table-cell table:style-name="ce57" office:value-type="float" office:value="1559" calcext:value-type="float">
            <text:p><text:s text:c="3"/>1,559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3438" calcext:value-type="float">
            <text:p><text:s text:c="3"/>3,438</text:p>
          </table:table-cell>
          <table:table-cell table:style-name="ce57" office:value-type="float" office:value="1833" calcext:value-type="float">
            <text:p><text:s text:c="3"/>1,833</text:p>
          </table:table-cell>
          <table:table-cell table:style-name="ce57" office:value-type="float" office:value="1605" calcext:value-type="float">
            <text:p><text:s text:c="3"/>1,605</text:p>
          </table:table-cell>
          <table:table-cell table:style-name="ce57" office:value-type="float" office:value="2751" calcext:value-type="float">
            <text:p><text:s text:c="3"/>2,751</text:p>
          </table:table-cell>
          <table:table-cell table:style-name="ce57" office:value-type="float" office:value="1816" calcext:value-type="float">
            <text:p><text:s text:c="3"/>1,816</text:p>
          </table:table-cell>
          <table:table-cell table:style-name="ce57" office:value-type="float" office:value="935" calcext:value-type="float">
            <text:p><text:s text:c="3"/>935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670" calcext:value-type="float">
            <text:p><text:s text:c="3"/>670</text:p>
          </table:table-cell>
          <table:table-cell table:style-name="ce57" office:value-type="float" office:value="87552" calcext:value-type="float">
            <text:p><text:s text:c="3"/>87,552</text:p>
          </table:table-cell>
          <table:table-cell table:style-name="ce57" office:value-type="float" office:value="80825" calcext:value-type="float">
            <text:p><text:s text:c="3"/>80,825</text:p>
          </table:table-cell>
          <table:table-cell table:style-name="ce57" office:value-type="float" office:value="80817" calcext:value-type="float">
            <text:p><text:s text:c="3"/>80,81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043" calcext:value-type="float">
            <text:p><text:s text:c="3"/>3,043</text:p>
          </table:table-cell>
          <table:table-cell table:style-name="ce57" office:value-type="float" office:value="1484" calcext:value-type="float">
            <text:p><text:s text:c="3"/>1,484</text:p>
          </table:table-cell>
          <table:table-cell table:style-name="ce57" office:value-type="float" office:value="1559" calcext:value-type="float">
            <text:p><text:s text:c="3"/>1,559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3427" calcext:value-type="float">
            <text:p><text:s text:c="3"/>3,427</text:p>
          </table:table-cell>
          <table:table-cell table:style-name="ce57" office:value-type="float" office:value="1830" calcext:value-type="float">
            <text:p><text:s text:c="3"/>1,830</text:p>
          </table:table-cell>
          <table:table-cell table:style-name="ce57" office:value-type="float" office:value="1597" calcext:value-type="float">
            <text:p><text:s text:c="3"/>1,597</text:p>
          </table:table-cell>
          <table:table-cell table:style-name="ce57" office:value-type="float" office:value="2746" calcext:value-type="float">
            <text:p><text:s text:c="3"/>2,746</text:p>
          </table:table-cell>
          <table:table-cell table:style-name="ce57" office:value-type="float" office:value="1813" calcext:value-type="float">
            <text:p><text:s text:c="3"/>1,813</text:p>
          </table:table-cell>
          <table:table-cell table:style-name="ce57" office:value-type="float" office:value="933" calcext:value-type="float">
            <text:p><text:s text:c="3"/>933</text:p>
          </table:table-cell>
          <table:table-cell table:style-name="ce57" office:value-type="float" office:value="681" calcext:value-type="float">
            <text:p><text:s text:c="3"/>68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664" calcext:value-type="float">
            <text:p><text:s text:c="3"/>664</text:p>
          </table:table-cell>
          <table:table-cell table:style-name="ce57" office:value-type="float" office:value="1558" calcext:value-type="float">
            <text:p><text:s text:c="3"/>1,558</text:p>
          </table:table-cell>
          <table:table-cell table:number-columns-repeated="2" table:style-name="ce57" office:value-type="float" office:value="1543" calcext:value-type="float">
            <text:p><text:s text:c="3"/>1,54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178" calcext:value-type="float">
            <text:p><text:s text:c="3"/>44,178</text:p>
          </table:table-cell>
          <table:table-cell table:style-name="ce58" office:value-type="float" office:value="43019" calcext:value-type="float">
            <text:p><text:s text:c="3"/>43,019</text:p>
          </table:table-cell>
          <table:table-cell table:style-name="ce58" office:value-type="float" office:value="43013" calcext:value-type="float">
            <text:p><text:s text:c="3"/>43,0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804" calcext:value-type="float">
            <text:p><text:s text:c="3"/>80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763" calcext:value-type="float">
            <text:p><text:s text:c="3"/>763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532" calcext:value-type="float">
            <text:p><text:s text:c="3"/>532</text:p>
          </table:table-cell>
          <table:table-cell table:style-name="ce58" office:value-type="float" office:value="43776" calcext:value-type="float">
            <text:p><text:s text:c="3"/>43,776</text:p>
          </table:table-cell>
          <table:table-cell table:style-name="ce58" office:value-type="float" office:value="42622" calcext:value-type="float">
            <text:p><text:s text:c="3"/>42,622</text:p>
          </table:table-cell>
          <table:table-cell table:style-name="ce58" office:value-type="float" office:value="42616" calcext:value-type="float">
            <text:p><text:s text:c="3"/>42,61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758" calcext:value-type="float">
            <text:p><text:s text:c="3"/>758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538" calcext:value-type="float">
            <text:p><text:s text:c="3"/>53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number-columns-repeated="2" table:style-name="ce58" office:value-type="float" office:value="397" calcext:value-type="float">
            <text:p><text:s text:c="3"/>39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32" calcext:value-type="float">
            <text:p><text:s text:c="3"/>44,932</text:p>
          </table:table-cell>
          <table:table-cell table:style-name="ce58" office:value-type="float" office:value="39349" calcext:value-type="float">
            <text:p><text:s text:c="3"/>39,349</text:p>
          </table:table-cell>
          <table:table-cell table:style-name="ce58" office:value-type="float" office:value="39347" calcext:value-type="float">
            <text:p><text:s text:c="3"/>39,3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800" calcext:value-type="float">
            <text:p><text:s text:c="3"/>2,800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58" office:value-type="float" office:value="1364" calcext:value-type="float">
            <text:p><text:s text:c="3"/>1,36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634" calcext:value-type="float">
            <text:p><text:s text:c="3"/>2,634</text:p>
          </table:table-cell>
          <table:table-cell table:style-name="ce58" office:value-type="float" office:value="1792" calcext:value-type="float">
            <text:p><text:s text:c="3"/>1,792</text:p>
          </table:table-cell>
          <table:table-cell table:style-name="ce58" office:value-type="float" office:value="842" calcext:value-type="float">
            <text:p><text:s text:c="3"/>842</text:p>
          </table:table-cell>
          <table:table-cell table:style-name="ce58" office:value-type="float" office:value="2488" calcext:value-type="float">
            <text:p><text:s text:c="3"/>2,488</text:p>
          </table:table-cell>
          <table:table-cell table:style-name="ce58" office:value-type="float" office:value="1784" calcext:value-type="float">
            <text:p><text:s text:c="3"/>1,784</text:p>
          </table:table-cell>
          <table:table-cell table:style-name="ce58" office:value-type="float" office:value="704" calcext:value-type="float">
            <text:p><text:s text:c="3"/>704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43776" calcext:value-type="float">
            <text:p><text:s text:c="3"/>43,776</text:p>
          </table:table-cell>
          <table:table-cell table:style-name="ce58" office:value-type="float" office:value="38203" calcext:value-type="float">
            <text:p><text:s text:c="3"/>38,203</text:p>
          </table:table-cell>
          <table:table-cell table:style-name="ce58" office:value-type="float" office:value="38201" calcext:value-type="float">
            <text:p><text:s text:c="3"/>38,20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799" calcext:value-type="float">
            <text:p><text:s text:c="3"/>2,799</text:p>
          </table:table-cell>
          <table:table-cell table:style-name="ce58" office:value-type="float" office:value="1435" calcext:value-type="float">
            <text:p><text:s text:c="3"/>1,435</text:p>
          </table:table-cell>
          <table:table-cell table:style-name="ce58" office:value-type="float" office:value="1364" calcext:value-type="float">
            <text:p><text:s text:c="3"/>1,364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2628" calcext:value-type="float">
            <text:p><text:s text:c="3"/>2,628</text:p>
          </table:table-cell>
          <table:table-cell table:style-name="ce58" office:value-type="float" office:value="1789" calcext:value-type="float">
            <text:p><text:s text:c="3"/>1,789</text:p>
          </table:table-cell>
          <table:table-cell table:style-name="ce58" office:value-type="float" office:value="839" calcext:value-type="float">
            <text:p><text:s text:c="3"/>839</text:p>
          </table:table-cell>
          <table:table-cell table:style-name="ce58" office:value-type="float" office:value="2485" calcext:value-type="float">
            <text:p><text:s text:c="3"/>2,485</text:p>
          </table:table-cell>
          <table:table-cell table:style-name="ce58" office:value-type="float" office:value="1781" calcext:value-type="float">
            <text:p><text:s text:c="3"/>1,781</text:p>
          </table:table-cell>
          <table:table-cell table:style-name="ce58" office:value-type="float" office:value="704" calcext:value-type="float">
            <text:p><text:s text:c="3"/>704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156" calcext:value-type="float">
            <text:p><text:s text:c="3"/>1,156</text:p>
          </table:table-cell>
          <table:table-cell table:number-columns-repeated="2" table:style-name="ce58" office:value-type="float" office:value="1146" calcext:value-type="float">
            <text:p><text:s text:c="3"/>1,14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